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8.59mm"/>
    </style:style>
    <style:style style:name="co3" style:family="table-column">
      <style:table-column-properties fo:break-before="auto" style:column-width="24.5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mall_straight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row table:style-name="ro1">
          <table:table-cell table:style-name="Default" office:value-type="string" calcext:value-type="string">
            <text:p># x_means</text:p>
          </table:table-cell>
          <table:table-cell table:style-name="Default" office:value-type="string" calcext:value-type="string">
            <text:p><text:s/>y_means</text:p>
          </table:table-cell>
          <table:table-cell table:style-name="Default" office:value-type="string" calcext:value-type="string">
            <text:p><text:s/>theta_means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  <table:table-cell office:value-type="float" office:value="-89.63" calcext:value-type="float">
            <text:p>-89.63</text:p>
          </table:table-cell>
          <table:table-cell office:value-type="float" office:value="-1.54" calcext:value-type="float">
            <text:p>-1.54</text:p>
          </table:table-cell>
        </table:table-row>
        <table:table-row table:style-name="ro1">
          <table:table-cell office:value-type="float" office:value="-80.5566" calcext:value-type="float">
            <text:p>-80.5566</text:p>
          </table:table-cell>
          <table:table-cell office:value-type="float" office:value="-89.1856" calcext:value-type="float">
            <text:p>-89.1856</text:p>
          </table:table-cell>
          <table:table-cell office:value-type="float" office:value="-1.946" calcext:value-type="float">
            <text:p>-1.946</text:p>
          </table:table-cell>
        </table:table-row>
        <table:table-row table:style-name="ro1">
          <table:table-cell office:value-type="float" office:value="-80.2352" calcext:value-type="float">
            <text:p>-80.2352</text:p>
          </table:table-cell>
          <table:table-cell office:value-type="float" office:value="-88.9446" calcext:value-type="float">
            <text:p>-88.9446</text:p>
          </table:table-cell>
          <table:table-cell office:value-type="float" office:value="-1.5258" calcext:value-type="float">
            <text:p>-1.5258</text:p>
          </table:table-cell>
        </table:table-row>
        <table:table-row table:style-name="ro1">
          <table:table-cell office:value-type="float" office:value="-82.0878" calcext:value-type="float">
            <text:p>-82.0878</text:p>
          </table:table-cell>
          <table:table-cell office:value-type="float" office:value="-90.7302" calcext:value-type="float">
            <text:p>-90.7302</text:p>
          </table:table-cell>
          <table:table-cell office:value-type="float" office:value="-1.7078" calcext:value-type="float">
            <text:p>-1.7078</text:p>
          </table:table-cell>
        </table:table-row>
        <table:table-row table:style-name="ro1">
          <table:table-cell office:value-type="float" office:value="-80.74" calcext:value-type="float">
            <text:p>-80.74</text:p>
          </table:table-cell>
          <table:table-cell office:value-type="float" office:value="-89.16" calcext:value-type="float">
            <text:p>-89.16</text:p>
          </table:table-cell>
          <table:table-cell office:value-type="float" office:value="-1.62" calcext:value-type="float">
            <text:p>-1.62</text:p>
          </table:table-cell>
        </table:table-row>
        <table:table-row table:style-name="ro1">
          <table:table-cell office:value-type="float" office:value="-80.77" calcext:value-type="float">
            <text:p>-80.77</text:p>
          </table:table-cell>
          <table:table-cell office:value-type="float" office:value="-89.45" calcext:value-type="float">
            <text:p>-89.45</text:p>
          </table:table-cell>
          <table:table-cell office:value-type="float" office:value="-1.56" calcext:value-type="float">
            <text:p>-1.56</text:p>
          </table:table-cell>
        </table:table-row>
        <table:table-row table:style-name="ro1">
          <table:table-cell office:value-type="float" office:value="-80.627" calcext:value-type="float">
            <text:p>-80.627</text:p>
          </table:table-cell>
          <table:table-cell office:value-type="float" office:value="-89.3808" calcext:value-type="float">
            <text:p>-89.3808</text:p>
          </table:table-cell>
          <table:table-cell office:value-type="float" office:value="-1.9912" calcext:value-type="float">
            <text:p>-1.9912</text:p>
          </table:table-cell>
        </table:table-row>
        <table:table-row table:style-name="ro1">
          <table:table-cell office:value-type="float" office:value="-82.1158" calcext:value-type="float">
            <text:p>-82.1158</text:p>
          </table:table-cell>
          <table:table-cell office:value-type="float" office:value="-90.6188" calcext:value-type="float">
            <text:p>-90.6188</text:p>
          </table:table-cell>
          <table:table-cell office:value-type="float" office:value="-1.5844" calcext:value-type="float">
            <text:p>-1.5844</text:p>
          </table:table-cell>
        </table:table-row>
        <table:table-row table:style-name="ro1">
          <table:table-cell office:value-type="float" office:value="-79.212" calcext:value-type="float">
            <text:p>-79.212</text:p>
          </table:table-cell>
          <table:table-cell office:value-type="float" office:value="-88.014" calcext:value-type="float">
            <text:p>-88.014</text:p>
          </table:table-cell>
          <table:table-cell office:value-type="float" office:value="-1.52" calcext:value-type="float">
            <text:p>-1.52</text:p>
          </table:table-cell>
        </table:table-row>
        <table:table-row table:style-name="ro1">
          <table:table-cell office:value-type="float" office:value="-81.0878" calcext:value-type="float">
            <text:p>-81.0878</text:p>
          </table:table-cell>
          <table:table-cell office:value-type="float" office:value="-89.8612" calcext:value-type="float">
            <text:p>-89.8612</text:p>
          </table:table-cell>
          <table:table-cell office:value-type="float" office:value="-1.659" calcext:value-type="float">
            <text:p>-1.659</text:p>
          </table:table-cell>
        </table:table-row>
        <table:table-row table:style-name="ro1">
          <table:table-cell office:value-type="float" office:value="-81.1592" calcext:value-type="float">
            <text:p>-81.1592</text:p>
          </table:table-cell>
          <table:table-cell office:value-type="float" office:value="-89.5452" calcext:value-type="float">
            <text:p>-89.5452</text:p>
          </table:table-cell>
          <table:table-cell office:value-type="float" office:value="-1.6268" calcext:value-type="float">
            <text:p>-1.6268</text:p>
          </table:table-cell>
        </table:table-row>
        <table:table-row table:style-name="ro1">
          <table:table-cell office:value-type="float" office:value="-80.01" calcext:value-type="float">
            <text:p>-80.01</text:p>
          </table:table-cell>
          <table:table-cell office:value-type="float" office:value="-88.74" calcext:value-type="float">
            <text:p>-88.74</text:p>
          </table:table-cell>
          <table:table-cell office:value-type="float" office:value="-1.51" calcext:value-type="float">
            <text:p>-1.51</text:p>
          </table:table-cell>
        </table:table-row>
        <table:table-row table:style-name="ro1">
          <table:table-cell office:value-type="float" office:value="-79.976" calcext:value-type="float">
            <text:p>-79.976</text:p>
          </table:table-cell>
          <table:table-cell office:value-type="float" office:value="-88.722" calcext:value-type="float">
            <text:p>-88.722</text:p>
          </table:table-cell>
          <table:table-cell office:value-type="float" office:value="-1.52" calcext:value-type="float">
            <text:p>-1.52</text:p>
          </table:table-cell>
        </table:table-row>
        <table:table-row table:style-name="ro1">
          <table:table-cell office:value-type="float" office:value="-80.68" calcext:value-type="float">
            <text:p>-80.68</text:p>
          </table:table-cell>
          <table:table-cell office:value-type="float" office:value="-89.238" calcext:value-type="float">
            <text:p>-89.238</text:p>
          </table:table-cell>
          <table:table-cell office:value-type="float" office:value="-1.582" calcext:value-type="float">
            <text:p>-1.582</text:p>
          </table:table-cell>
        </table:table-row>
        <table:table-row table:style-name="ro1">
          <table:table-cell office:value-type="float" office:value="-80.8352" calcext:value-type="float">
            <text:p>-80.8352</text:p>
          </table:table-cell>
          <table:table-cell office:value-type="float" office:value="-89.438" calcext:value-type="float">
            <text:p>-89.438</text:p>
          </table:table-cell>
          <table:table-cell office:value-type="float" office:value="-1.5632" calcext:value-type="float">
            <text:p>-1.5632</text:p>
          </table:table-cell>
        </table:table-row>
        <table:table-row table:style-name="ro1">
          <table:table-cell office:value-type="float" office:value="-80.7558" calcext:value-type="float">
            <text:p>-80.7558</text:p>
          </table:table-cell>
          <table:table-cell office:value-type="float" office:value="-89.5196" calcext:value-type="float">
            <text:p>-89.5196</text:p>
          </table:table-cell>
          <table:table-cell office:value-type="float" office:value="-1.6024" calcext:value-type="float">
            <text:p>-1.6024</text:p>
          </table:table-cell>
        </table:table-row>
        <table:table-row table:style-name="ro1">
          <table:table-cell office:value-type="float" office:value="-82.6718" calcext:value-type="float">
            <text:p>-82.6718</text:p>
          </table:table-cell>
          <table:table-cell office:value-type="float" office:value="-90.9942" calcext:value-type="float">
            <text:p>-90.9942</text:p>
          </table:table-cell>
          <table:table-cell office:value-type="float" office:value="-1.7202" calcext:value-type="float">
            <text:p>-1.7202</text:p>
          </table:table-cell>
        </table:table-row>
        <table:table-row table:style-name="ro1">
          <table:table-cell office:value-type="float" office:value="-80.418" calcext:value-type="float">
            <text:p>-80.418</text:p>
          </table:table-cell>
          <table:table-cell office:value-type="float" office:value="-89.1504" calcext:value-type="float">
            <text:p>-89.1504</text:p>
          </table:table-cell>
          <table:table-cell office:value-type="float" office:value="-1.5308" calcext:value-type="float">
            <text:p>-1.5308</text:p>
          </table:table-cell>
        </table:table-row>
        <table:table-row table:style-name="ro1">
          <table:table-cell office:value-type="float" office:value="-79.6594" calcext:value-type="float">
            <text:p>-79.6594</text:p>
          </table:table-cell>
          <table:table-cell office:value-type="float" office:value="-88.3086" calcext:value-type="float">
            <text:p>-88.3086</text:p>
          </table:table-cell>
          <table:table-cell office:value-type="float" office:value="-1.6206" calcext:value-type="float">
            <text:p>-1.6206</text:p>
          </table:table-cell>
        </table:table-row>
        <table:table-row table:style-name="ro1">
          <table:table-cell office:value-type="float" office:value="-81.03" calcext:value-type="float">
            <text:p>-81.03</text:p>
          </table:table-cell>
          <table:table-cell office:value-type="float" office:value="-89.6672" calcext:value-type="float">
            <text:p>-89.6672</text:p>
          </table:table-cell>
          <table:table-cell office:value-type="float" office:value="-1.704" calcext:value-type="float">
            <text:p>-1.704</text:p>
          </table:table-cell>
        </table:table-row>
        <calcext:conditional-formats>
          <calcext:conditional-format calcext:target-range-address="small_straight.A2:small_straight.A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mall_straight.B2:small_straight.B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mall_straight.C2:small_straight.C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20T23:28:16.388555923</dc:date>
    <meta:editing-duration>PT6M46S</meta:editing-duration>
    <meta:editing-cycles>1</meta:editing-cycles>
    <meta:document-statistic meta:table-count="1" meta:cell-count="63" meta:object-count="0"/>
    <meta:generator>LibreOffice/6.0.4.2$Linux_X86_64 LibreOffice_project/00m0$Build-2</meta:generator>
  </office:meta>
</office:document-meta>
</file>